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9.541cm"/>
    </style:style>
    <style:style style:name="co4" style:family="table-column">
      <style:table-column-properties fo:break-before="auto" style:column-width="9.216cm"/>
    </style:style>
    <style:style style:name="co5" style:family="table-column">
      <style:table-column-properties fo:break-before="auto" style:column-width="16.272cm"/>
    </style:style>
    <style:style style:name="co6" style:family="table-column">
      <style:table-column-properties fo:break-before="auto" style:column-width="20.7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#e6e6ff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#e6e6e6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ackground-color="#e6e6ff"/>
    </style:style>
    <style:style style:name="ce9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ext-properties fo:color="#0000ff" style:text-outline="false" style:text-line-through-style="none" style:font-name="Arial1" fo:font-size="10pt" fo:language="en" fo:country="AU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style:font-name="Arial1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1" table:default-cell-style-name="Default"/>
        <table:table-column table:style-name="co8" table:number-columns-repeated="767" table:default-cell-style-name="Default"/>
        <table:table-row table:style-name="ro1">
          <table:table-cell table:style-name="ce1" office:value-type="string">
            <text:p>Library Name</text:p>
          </table:table-cell>
          <table:table-cell table:style-name="ce6" office:value-type="string">
            <text:p>Version</text:p>
          </table:table-cell>
          <table:table-cell table:style-name="ce6" office:value-type="string">
            <text:p>Description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<text:s/>License</text:p>
          </table:table-cell>
          <table:table-cell table:style-name="ce4" table:number-columns-repeated="1018"/>
        </table:table-row>
        <table:table-row table:style-name="ro2">
          <table:table-cell office:value-type="string">
            <text:p>icu4j</text:p>
          </table:table-cell>
          <table:table-cell office:value-type="string">
            <text:p>4.2.1</text:p>
          </table:table-cell>
          <table:table-cell table:style-name="ce10" office:value-type="string">
            <text:p>ICU is a set of C/C++ and Java libraries providing Unicode and globalization support for software applications. </text:p>
          </table:table-cell>
          <table:table-cell office:value-type="string">
            <text:p><text:a xlink:href="http://site.icu-project.org/" xlink:type="simple">http://site.icu-project.org/</text:a></text:p>
          </table:table-cell>
          <table:table-cell office:value-type="string">
            <text:p><text:a xlink:href="http://site.icu-project.org/" xlink:type="simple">http://site.icu-project.org/</text:a></text:p>
          </table:table-cell>
          <table:table-cell office:value-type="string">
            <text:p>Basic BSD Style Licens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javahelp</text:p>
          </table:table-cell>
          <table:table-cell office:value-type="string">
            <text:p>CVS co 2009-6-24</text:p>
          </table:table-cell>
          <table:table-cell table:style-name="ce10" office:value-type="string">
            <text:p>An online help system used by Xena. </text:p>
          </table:table-cell>
          <table:table-cell office:value-type="string">
            <text:p>Sun Microsystems</text:p>
          </table:table-cell>
          <table:table-cell table:style-name="ce13" office:value-type="string">
            <text:p><text:span text:style-name="T1"><text:a xlink:href="https://javahelp.dev.java.net/" xlink:type="simple">https://javahelp.dev.java.net/</text:a></text:span></text:p>
          </table:table-cell>
          <table:table-cell table:style-name="ce13" office:value-type="string">
            <text:p><text:span text:style-name="T1"><text:a xlink:href="http://www.gnu.org/software/classpath/license.html" xlink:type="simple">GPL2 only with Classpath exception (If Classpath Exception is correct)  see: http://www.gnu.org/software/classpath/license.html</text:a></text:span></text:p>
          </table:table-cell>
          <table:table-cell table:number-columns-repeated="1018"/>
        </table:table-row>
        <table:table-row table:style-name="ro3">
          <table:table-cell office:value-type="string">
            <text:p>xalan</text:p>
          </table:table-cell>
          <table:table-cell office:value-type="string">
            <text:p>2.7.1</text:p>
          </table:table-cell>
          <table:table-cell table:style-name="ce10" office:value-type="string">
            <text:p>Xalan-Java is an XSLT processor for transforming XML documents into HTML, text, or other XML document types.</text:p>
          </table:table-cell>
          <table:table-cell table:style-name="ce5" office:value-type="string">
            <text:p>Apache Software Foundation</text:p>
          </table:table-cell>
          <table:table-cell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office:value-type="string">
            <text:p>Looks</text:p>
          </table:table-cell>
          <table:table-cell office:value-type="string">
            <text:p>2.3.1</text:p>
          </table:table-cell>
          <table:table-cell table:style-name="ce10" office:value-type="string">
            <text:p>JGoodies Looks is a library used to help improve the user interface for the Xena application.</text:p>
          </table:table-cell>
          <table:table-cell office:value-type="string">
            <text:p>Jgoodies, Karsten Lentzsch</text:p>
          </table:table-cell>
          <table:table-cell table:style-name="ce13" office:value-type="string">
            <text:p><text:a xlink:href="http://www.jgoodies.com/freeware/libraries" xlink:type="simple">http://www.jgoodies.com/freeware/libraries</text:a></text:p>
          </table:table-cell>
          <table:table-cell office:value-type="string">
            <text:p>Modified BSD License (No advertising clause)</text:p>
          </table:table-cell>
          <table:table-cell table:number-columns-repeated="1018"/>
        </table:table-row>
        <table:table-row table:style-name="ro3">
          <table:table-cell office:value-type="string">
            <text:p>Commons-cli</text:p>
          </table:table-cell>
          <table:table-cell office:value-type="string">
            <text:p>1.1</text:p>
          </table:table-cell>
          <table:table-cell table:style-name="ce10" office:value-type="string">
            <text:p>An application programming interface (API) for parsing command line options passed to programs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<text:span text:style-name="T1"><text:a xlink:href="http://commons.apache.org/cli/" xlink:type="simple">http://commons.apache.org/cli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office:value-type="string">
            <text:p>xerces</text:p>
          </table:table-cell>
          <table:table-cell office:value-type="string">
            <text:p>2.11.0</text:p>
          </table:table-cell>
          <table:table-cell table:style-name="ce10" office:value-type="string">
            <text:p>A collection of software libraries for parsing, validating, serializing and manipulating XML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<text:span text:style-name="T1"><text:a xlink:href="http://xml.apache.org/dist/xerces-j/" xlink:type="simple">http://xml.apache.org/dist/xerces-j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tika</text:p>
          </table:table-cell>
          <table:table-cell office:value-type="string">
            <text:p>1.3</text:p>
          </table:table-cell>
          <table:table-cell table:style-name="ce10" office:value-type="string">
            <text:p>Extracts metadata and text representations from files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<text:a xlink:href="http://tika.apache.org/" xlink:type="simple">http://tika.apache.org</text:a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Crystal icon set</text:p>
          </table:table-cell>
          <table:table-cell/>
          <table:table-cell table:style-name="ce10" office:value-type="string">
            <text:p>Icon set used in the graphical user interface for Xena.</text:p>
          </table:table-cell>
          <table:table-cell table:style-name="ce11" office:value-type="string">
            <text:p>Everaldo Coelho</text:p>
          </table:table-cell>
          <table:table-cell office:value-type="string">
            <text:p>http://www.everaldo.com/crystal/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rchiv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2">
          <table:table-cell office:value-type="string">
            <text:p>activation</text:p>
          </table:table-cell>
          <table:table-cell office:value-type="string">
            <text:p>1.1.1</text:p>
          </table:table-cell>
          <table:table-cell table:style-name="ce10" office:value-type="string">
            <text:p>A file type map that specifies the MIME content type for a given file and a way to specify actions for given MIME type content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 xlink:type="simple">http://ftp.gnu.org/gnu/classpathx/</text:a></text:span>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tar</text:p>
          </table:table-cell>
          <table:table-cell office:value-type="string">
            <text:p>2.3</text:p>
          </table:table-cell>
          <table:table-cell table:style-name="ce10" office:value-type="string">
            <text:p>Allows for creating and extracting of TAR archives.</text:p>
          </table:table-cell>
          <table:table-cell office:value-type="string">
            <text:p>com.ice</text:p>
          </table:table-cell>
          <table:table-cell table:style-name="ce13" office:value-type="string">
            <text:p><text:span text:style-name="T1"><text:a xlink:href="http://www.trustice.com/java/tar/" xlink:type="simple">http://www.trustice.com/java/tar/</text:a></text:span></text:p>
          </table:table-cell>
          <table:table-cell office:value-type="string">
            <text:p>Public Domain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Archive Plugin – antlib</text:p>
          </table:table-cell>
          <table:table-cell table:style-name="ce9" table:number-columns-repeated="2"/>
          <table:table-cell table:style-name="ce4" table:number-columns-repeated="1021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Audio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jflac</text:p>
          </table:table-cell>
          <table:table-cell office:value-type="string">
            <text:p>1.3</text:p>
          </table:table-cell>
          <table:table-cell table:style-name="ce10" office:value-type="string">
            <text:p>jFLAC is a port of the <text:a xlink:href="http://flac.sourceforge.net/" xlink:type="simple">Free Lossless Audio Codec</text:a> (FLAC) library to Java.</text:p>
          </table:table-cell>
          <table:table-cell table:style-name="ce5" office:value-type="string">
            <text:p>Josh Coalson</text:p>
          </table:table-cell>
          <table:table-cell table:style-name="ce13" office:value-type="string">
            <text:p><text:span text:style-name="T1"><text:a xlink:href="http://jflac.sourceforge.net/" xlink:type="simple">http://jflac.sourceforge.net</text:a></text:span></text:p>
          </table:table-cell>
          <table:table-cell office:value-type="string">
            <text:p>GPL 2+ or Modified BSD</text:p>
          </table:table-cell>
          <table:table-cell table:number-columns-repeated="1018"/>
        </table:table-row>
        <table:table-row table:style-name="ro1">
          <table:table-cell office:value-type="string">
            <text:p>jorbis</text:p>
          </table:table-cell>
          <table:table-cell office:value-type="string">
            <text:p>0.0.17</text:p>
          </table:table-cell>
          <table:table-cell table:style-name="ce10" office:value-type="string">
            <text:p>A Java Ogg Vorbis decoder.</text:p>
          </table:table-cell>
          <table:table-cell table:style-name="ce13" office:value-type="string">
            <text:p><text:span text:style-name="T1"><text:a xlink:href="http://www.jcraft.com/jorbis/" xlink:type="simple">http://www.jcraft.com/jorbis/</text:a></text:span></text:p>
          </table:table-cell>
          <table:table-cell table:style-name="ce13" office:value-type="string">
            <text:p><text:span text:style-name="T1"><text:a xlink:href="http://www.jcraft.com/jorbis/" xlink:type="simple">http://www.jcraft.com/jorbis/</text:a></text:span>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tritonus</text:p>
          </table:table-cell>
          <table:table-cell office:value-type="string">
            <text:p>CVS co 2009-9-15</text:p>
          </table:table-cell>
          <table:table-cell table:style-name="ce10" office:value-type="string">
            <text:p>An independent implementation of the Java Sound API</text:p>
          </table:table-cell>
          <table:table-cell table:style-name="ce13" office:value-type="string">
            <text:p><text:span text:style-name="T1"><text:a xlink:href="http://www.tritonus.org/" xlink:type="simple">http://www.tritonus.org</text:a></text:span></text:p>
          </table:table-cell>
          <table:table-cell table:style-name="ce13" office:value-type="string">
            <text:p><text:span text:style-name="T1"><text:a xlink:href="https://sourceforge/" xlink:type="simple">http://www.tritonus.org/plugins.html And https://sourceforge.net/scm/?type=cvs&amp;group_id=1390</text:a></text:span></text:p>
          </table:table-cell>
          <table:table-cell office:value-type="string">
            <text:p>LGPL 2</text:p>
          </table:table-cell>
          <table:table-cell table:number-columns-repeated="1018"/>
        </table:table-row>
        <table:table-row table:style-name="ro2">
          <table:table-cell office:value-type="string">
            <text:p>mp3spi</text:p>
          </table:table-cell>
          <table:table-cell office:value-type="string">
            <text:p>1.9.4</text:p>
          </table:table-cell>
          <table:table-cell table:style-name="ce10" office:value-type="string">
            <text:p>A Java Service Provider Interface that adds MP3 (MPEG 1/2/2.5 Layer 1/2/3) audio format support for Java Platform.</text:p>
          </table:table-cell>
          <table:table-cell table:style-name="ce13" office:value-type="string">
            <text:p>http://www.javazoom.net/mp3spi/mp3spi.html</text:p>
          </table:table-cell>
          <table:table-cell table:style-name="ce13" office:value-type="string">
            <text:p>http://www.javazoom.net/mp3spi/mp3spi.html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javalayer</text:p>
          </table:table-cell>
          <table:table-cell office:value-type="string">
            <text:p>1.0.1</text:p>
          </table:table-cell>
          <table:table-cell table:style-name="ce10" office:value-type="string">
            <text:p>A Java library that decodes MP3 files in real-time.</text:p>
          </table:table-cell>
          <table:table-cell table:style-name="ce13" office:value-type="string">
            <text:p>http://www.javazoom.net/javalayer/javalayer.html</text:p>
          </table:table-cell>
          <table:table-cell table:style-name="ce13" office:value-type="string">
            <text:p>http://www.javazoom.net/javalayer/javalayer.html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jspeex</text:p>
          </table:table-cell>
          <table:table-cell office:value-type="string">
            <text:p>0.9.7</text:p>
          </table:table-cell>
          <table:table-cell table:style-name="ce10" office:value-type="string">
            <text:p>An encoder and decoder for the Speex audio codec. </text:p>
          </table:table-cell>
          <table:table-cell table:style-name="ce13" office:value-type="string">
            <text:p>Jean-Marc Valin</text:p>
          </table:table-cell>
          <table:table-cell table:style-name="ce13" office:value-type="string">
            <text:p>http://jspeex.sourceforge.net/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Audio Plugin – antlib</text:p>
          </table:table-cell>
          <table:table-cell table:number-columns-repeated="1023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csv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csv Plugin – antlib</text:p>
          </table:table-cell>
          <table:table-cell table:number-columns-repeated="1023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Email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poi</text:p>
          </table:table-cell>
          <table:table-cell office:value-type="string">
            <text:p>3.9</text:p>
          </table:table-cell>
          <table:table-cell table:style-name="ce10" office:value-type="string">
            <text:p>A Java API for Microsoft documents. Used for text extraction from email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poi.apache.org/" xlink:type="simple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activation</text:p>
          </table:table-cell>
          <table:table-cell office:value-type="string">
            <text:p>1.1.1</text:p>
          </table:table-cell>
          <table:table-cell table:style-name="ce10" office:value-type="string">
            <text:p>A file type map that specifies the MIME content type for a given file and a way to specify actions for given MIME type content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 xlink:type="simple">http://ftp.gnu.org/gnu/classpathx/</text:a></text:span>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gnumail</text:p>
          </table:table-cell>
          <table:table-cell office:value-type="string">
            <text:p>1.1.2</text:p>
          </table:table-cell>
          <table:table-cell table:style-name="ce10" office:value-type="string">
            <text:p>A mail application for Linux and Apple Mac OS X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 xlink:type="simple">http://ftp.gnu.org/gnu/classpathx/</text:a></text:span></text:p>
          </table:table-cell>
          <table:table-cell office:value-type="string">
            <text:p>GPL 2</text:p>
          </table:table-cell>
          <table:table-cell table:number-columns-repeated="1018"/>
        </table:table-row>
        <table:table-row table:style-name="ro1">
          <table:table-cell office:value-type="string">
            <text:p>inetlib</text:p>
          </table:table-cell>
          <table:table-cell office:value-type="string">
            <text:p>1.1.1</text:p>
          </table:table-cell>
          <table:table-cell table:style-name="ce10" office:value-type="string">
            <text:p>Internet address manipulation routines. </text:p>
          </table:table-cell>
          <table:table-cell table:style-name="ce5" office:value-type="string">
            <text:p>GNU</text:p>
          </table:table-cell>
          <table:table-cell table:style-name="ce13" office:value-type="string">
            <text:p><text:span text:style-name="T1"><text:a xlink:href="http://ftp.gnu.org/gnu/classpathx/" xlink:type="simple">http://ftp.gnu.org/gnu/classpathx/</text:a></text:span></text:p>
          </table:table-cell>
          <table:table-cell office:value-type="string">
            <text:p>GPL 2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Email Plugin – antlib</text:p>
          </table:table-cell>
          <table:table-cell table:number-columns-repeated="2"/>
          <table:table-cell table:style-name="ce13" table:number-columns-repeated="2"/>
          <table:table-cell table:number-columns-repeated="1019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HTML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xalan</text:p>
          </table:table-cell>
          <table:table-cell office:value-type="string">
            <text:p>2.7.1</text:p>
          </table:table-cell>
          <table:table-cell table:style-name="ce10" office:value-type="string">
            <text:p>Xalan-Java is an XSLT processor for transforming XML documents into HTML, text, or other XML document types.</text:p>
          </table:table-cell>
          <table:table-cell office:value-type="string">
            <text:p>Apache Software Foundation</text:p>
          </table:table-cell>
          <table:table-cell table:style-name="ce5"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activation</text:p>
          </table:table-cell>
          <table:table-cell office:value-type="string">
            <text:p>1.1.1</text:p>
          </table:table-cell>
          <table:table-cell table:style-name="ce10" office:value-type="string">
            <text:p>A file type map that specifies the MIME content type for a given file and a way to specify actions for given MIME type content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 xlink:type="simple">http://ftp.gnu.org/gnu/classpathx/</text:a></text:span>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3">
          <table:table-cell office:value-type="string">
            <text:p>BrowserLauncher2</text:p>
          </table:table-cell>
          <table:table-cell office:value-type="string">
            <text:p>1.3</text:p>
          </table:table-cell>
          <table:table-cell table:style-name="ce10" office:value-type="string">
            <text:p>Facilitates opening a browser from a Java application and directing the browser to a supplied URL.</text:p>
          </table:table-cell>
          <table:table-cell table:style-name="ce13" office:value-type="string">
            <text:p><text:span text:style-name="T1"><text:a xlink:href="http://browserlaunch2.sourceforge.net/" xlink:type="simple">http://browserlaunch2.sourceforge.net/</text:a></text:span></text:p>
          </table:table-cell>
          <table:table-cell table:style-name="ce13" office:value-type="string">
            <text:p><text:span text:style-name="T1"><text:a xlink:href="http://browserlaunch2.sourceforge.net/" xlink:type="simple">http://browserlaunch2.sourceforge.net/</text:a></text:span>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HTML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style-name="ce5"/>
          <table:table-cell table:number-columns-repeated="1023"/>
        </table:table-row>
        <table:table-row table:style-name="ro1">
          <table:table-cell table:style-name="ce3" office:value-type="string">
            <text:p>Imag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office:value-type="string">
            <text:p>batik</text:p>
          </table:table-cell>
          <table:table-cell office:value-type="string">
            <text:p>1.7</text:p>
          </table:table-cell>
          <table:table-cell table:style-name="ce10" office:value-type="string">
            <text:p>Used to manipulate SVG document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xmlgraphics.apache.org/batik/" xlink:type="simple">http://xmlgraphics.apache.org/batik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office:value-type="string">
            <text:p>w3c SVG and SMIL</text:p>
          </table:table-cell>
          <table:table-cell office:value-type="string">
            <text:p>1.1</text:p>
          </table:table-cell>
          <table:table-cell table:style-name="ce10" office:value-type="string">
            <text:p>The Java language binding for the SVG and SMIL object models.</text:p>
          </table:table-cell>
          <table:table-cell table:style-name="ce5" office:value-type="string">
            <text:p>w3c</text:p>
          </table:table-cell>
          <table:table-cell table:style-name="ce13" office:value-type="string">
            <text:p><text:span text:style-name="T1"><text:a xlink:href="http://www.w3.org/TR" xlink:type="simple">http://www.w3.org/TR/SVG11/java.html And http://www.w3.org/TR/smil-boston-dom/java-binding.html</text:a></text:span>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1">
          <table:table-cell office:value-type="string">
            <text:p>w3c SAC</text:p>
          </table:table-cell>
          <table:table-cell office:value-type="string">
            <text:p>1.3</text:p>
          </table:table-cell>
          <table:table-cell table:style-name="ce10" office:value-type="string">
            <text:p>An API for Cascading Style Sheets (CSS)</text:p>
          </table:table-cell>
          <table:table-cell table:style-name="ce5" office:value-type="string">
            <text:p>w3c</text:p>
          </table:table-cell>
          <table:table-cell table:style-name="ce13" office:value-type="string">
            <text:p>http://www.w3.org/Style/CSS/SAC/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3">
          <table:table-cell office:value-type="string">
            <text:p>xerces</text:p>
          </table:table-cell>
          <table:table-cell office:value-type="string">
            <text:p>2.9.1</text:p>
          </table:table-cell>
          <table:table-cell table:style-name="ce10" office:value-type="string">
            <text:p>A collection of software libraries for parsing, validating, serializing and manipulating XML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<text:span text:style-name="T1"><text:a xlink:href="http://xml.apache.org/dist/xerces-j/" xlink:type="simple">http://xml.apache.org/dist/xerces-j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sanselan</text:p>
          </table:table-cell>
          <table:table-cell office:value-type="string">
            <text:p>0.97-incubator</text:p>
          </table:table-cell>
          <table:table-cell table:style-name="ce10" office:value-type="string">
            <text:p>Reads and writes a variety of image formats, including fast parsing of image info (such as size, colour space) and metadata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http://incubator.apache.org/sanselan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im4java</text:p>
          </table:table-cell>
          <table:table-cell office:value-type="string">
            <text:p>0.98.0</text:p>
          </table:table-cell>
          <table:table-cell table:style-name="ce10" office:value-type="string">
            <text:p>A pure-java interface to the ImageMagick commandline.</text:p>
          </table:table-cell>
          <table:table-cell office:value-type="string">
            <text:p>http://im4java.sourceforge.net/</text:p>
          </table:table-cell>
          <table:table-cell office:value-type="string">
            <text:p>http://im4java.sourceforge.net/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Image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5"/>
          <table:table-cell/>
          <table:table-cell table:style-name="ce10"/>
          <table:table-cell table:number-columns-repeated="1021"/>
        </table:table-row>
        <table:table-row table:style-name="ro1">
          <table:table-cell table:style-name="ce3" office:value-type="string">
            <text:p>Metadata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Multipag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Multipage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NAA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NAA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Offic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juh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3">
          <table:table-cell office:value-type="string">
            <text:p>jurt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3">
          <table:table-cell office:value-type="string">
            <text:p>ridl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3">
          <table:table-cell office:value-type="string">
            <text:p>unoil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office:value-type="string">
            <text:p>xt.jar</text:p>
          </table:table-cell>
          <table:table-cell office:value-type="string">
            <text:p>20051206</text:p>
          </table:table-cell>
          <table:table-cell table:style-name="ce10" office:value-type="string">
            <text:p>An implementation of XSLT in java.</text:p>
          </table:table-cell>
          <table:table-cell office:value-type="string">
            <text:p>http://www.blnz.com/xt/index.html</text:p>
          </table:table-cell>
          <table:table-cell table:style-name="ce13" office:value-type="string">
            <text:p><text:span text:style-name="T1"><text:a xlink:href="http://www.blnz.com/xt/index.html" xlink:type="simple">http://www.blnz.com/xt/index.html</text:a></text:span></text:p>
          </table:table-cell>
          <table:table-cell office:value-type="string">
            <text:p>BLNZ License</text:p>
          </table:table-cell>
          <table:table-cell table:number-columns-repeated="1018"/>
        </table:table-row>
        <table:table-row table:style-name="ro3">
          <table:table-cell office:value-type="string">
            <text:p>xalan</text:p>
          </table:table-cell>
          <table:table-cell office:value-type="string">
            <text:p>2.7.1</text:p>
          </table:table-cell>
          <table:table-cell table:style-name="ce10" office:value-type="string">
            <text:p>Xalan-Java is an XSLT processor for transforming XML documents into HTML, text, or other XML document types.</text:p>
          </table:table-cell>
          <table:table-cell office:value-type="string">
            <text:p>Apache Software Foundation</text:p>
          </table:table-cell>
          <table:table-cell table:style-name="ce5"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office:value-type="string">
            <text:p>poi</text:p>
          </table:table-cell>
          <table:table-cell office:value-type="string">
            <text:p>3.9</text:p>
          </table:table-cell>
          <table:table-cell table:style-name="ce10" office:value-type="string">
            <text:p>A Java API for Microsoft documents. Used for text extraction from email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poi.apache.org/" xlink:type="simple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Office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PDF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2">
          <table:table-cell office:value-type="string">
            <text:p>jpedal</text:p>
          </table:table-cell>
          <table:table-cell office:value-type="string">
            <text:p>3.83b38</text:p>
          </table:table-cell>
          <table:table-cell table:style-name="ce10" office:value-type="string">
            <text:p>Java PDF library, providing a Java PDF viewer, PDF to image conversion, PDF printing or adding PDF search and PDF extraction features.</text:p>
          </table:table-cell>
          <table:table-cell office:value-type="string">
            <text:p>http://www.jpedal.org/</text:p>
          </table:table-cell>
          <table:table-cell office:value-type="string">
            <text:p>http://www.jpedal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DF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Plaintext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Plaintext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Project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mpxj</text:p>
          </table:table-cell>
          <table:table-cell office:value-type="string">
            <text:p>3.1.0</text:p>
          </table:table-cell>
          <table:table-cell table:style-name="ce10" office:value-type="string">
            <text:p>Provides a set of facilities to allow project information to be manipulated in Java and .Net. </text:p>
          </table:table-cell>
          <table:table-cell office:value-type="string">
            <text:p>http://mpxj.sourceforge.net/</text:p>
          </table:table-cell>
          <table:table-cell office:value-type="string">
            <text:p>http://mpxj.sourceforge.net/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3">
          <table:table-cell office:value-type="string">
            <text:p>poi</text:p>
          </table:table-cell>
          <table:table-cell office:value-type="string">
            <text:p>3.9</text:p>
          </table:table-cell>
          <table:table-cell table:style-name="ce10" office:value-type="string">
            <text:p>A Java API for Microsoft documents. Used for text extraction from email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poi.apache.org/" xlink:type="simple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roject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Websit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office:value-type="string">
            <text:p>BrowserLauncher2</text:p>
          </table:table-cell>
          <table:table-cell office:value-type="string">
            <text:p>1.3</text:p>
          </table:table-cell>
          <table:table-cell office:value-type="string">
            <text:p>GPL v2+</text:p>
          </table:table-cell>
          <table:table-cell table:style-name="ce14" office:value-type="string">
            <text:p><text:span text:style-name="T2"><text:a xlink:href="http://browserlaunch2.sourceforge.net/" xlink:type="simple">http://browserlaunch2.sourceforge.net/</text:a></text:span></text:p>
          </table:table-cell>
          <table:table-cell table:style-name="ce14" office:value-type="string">
            <text:p><text:span text:style-name="T2"><text:a xlink:href="http://browserlaunch2.sourceforge.net/" xlink:type="simple">http://browserlaunch2.sourceforge.net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Website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XML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XML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654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10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1" number:language="en" number:country="AU">
      <number:day/>
      <number:text>-</number:text>
      <number:month number:textual="true"/>
      <number:text>-</number:text>
      <number:year/>
    </number:date-style>
    <number:date-style style:name="N10112" number:language="en" number:country="AU">
      <number:day/>
      <number:text>-</number:text>
      <number:month number:textual="true"/>
    </number:date-style>
    <number:date-style style:name="N10113" number:language="en" number:country="AU">
      <number:month number:textual="true"/>
      <number:text>-</number:text>
      <number:year/>
    </number:date-style>
    <number:time-style style:name="N10114" number:language="en" number:country="AU">
      <number:hours/>
      <number:text>:</number:text>
      <number:minute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en" number:country="AU">
      <number:hours/>
      <number:text>:</number:text>
      <number:minutes number:style="long"/>
    </number:time-style>
    <number:time-style style:name="N10117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8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5T17:53:22</dc:date>
    <meta:editing-cycles>113</meta:editing-cycles>
    <meta:editing-duration>P28DT18H14M28S</meta:editing-duration>
    <meta:generator>LibreOffice/3.5$Linux_X86_64 LibreOffice_project/350m1$Build-2</meta:generator>
    <meta:document-statistic meta:table-count="1" meta:cell-count="361" meta:object-count="0"/>
  </office:meta>
</office:document-meta>
</file>